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uffer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ufferOutputStream.DataBufferOutputStream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ufferOutputStream.write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ufferOutputStream.check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